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8E4000008A0A9D8C2A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5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6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layer="layout" svg:width="18.316cm" svg:height="10.843cm" svg:x="1.943cm" svg:y="5.27cm">
          <text:p/>
        </draw:rect>
        <draw:ellipse draw:style-name="gr2" draw:text-style-name="P1" draw:id="id3" draw:layer="layout" svg:width="4.305cm" svg:height="2.149cm" svg:x="8.161cm" svg:y="5.861cm">
          <text:p text:style-name="P1">Extract</text:p>
        </draw:ellipse>
        <draw:rect draw:style-name="gr3" draw:text-style-name="P1" draw:id="id5" draw:layer="layout" svg:width="8.38cm" svg:height="2.342cm" svg:x="6.134cm" svg:y="9.378cm">
          <text:p text:style-name="P2">Internal Representation</text:p>
        </draw:rect>
        <draw:ellipse draw:style-name="gr4" draw:text-style-name="P1" draw:id="id1" draw:layer="layout" svg:width="3.755cm" svg:height="2.417cm" svg:x="16.219cm" svg:y="9.286cm">
          <text:p text:style-name="P2">Analyze</text:p>
        </draw:ellipse>
        <draw:connector draw:style-name="gr5" draw:text-style-name="P3" draw:layer="layout" draw:type="curve" svg:x1="12.7cm" svg:y1="12.052cm" svg:x2="18.096cm" svg:y2="11.703cm" draw:end-shape="id1" draw:end-glue-point="2" svg:d="m12700 12052c0 676 5396 851 5396-349">
          <text:p/>
        </draw:connector>
        <draw:connector draw:style-name="gr5" draw:text-style-name="P3" draw:layer="layout" draw:type="curve" svg:x1="18.096cm" svg:y1="9.286cm" svg:x2="12.484cm" svg:y2="9.201cm" draw:start-shape="id1" draw:start-glue-point="0" svg:d="m18096 9286c0-750-5612-707-5612-85">
          <text:p/>
        </draw:connector>
        <draw:ellipse draw:style-name="gr2" draw:text-style-name="P1" draw:id="id2" draw:layer="layout" svg:width="4.013cm" svg:height="2.417cm" svg:x="8.298cm" svg:y="13.125cm">
          <text:p text:style-name="P2">Synthesize</text:p>
        </draw:ellipse>
        <draw:rect draw:style-name="gr6" draw:text-style-name="P1" draw:id="id4" draw:layer="layout" svg:width="5.28cm" svg:height="1.481cm" svg:x="7.678cm" svg:y="17.136cm">
          <text:p text:style-name="P2">Results</text:p>
        </draw:rect>
        <draw:frame draw:style-name="gr7" draw:text-style-name="P3" draw:id="id6" draw:layer="layout" svg:width="4.496cm" svg:height="4.343cm" svg:x="8.022cm" svg:y="0.333cm">
          <draw:image xlink:href="Pictures/10000000000008E4000008A0A9D8C2AE.jpg" xlink:type="simple" xlink:show="embed" xlink:actuate="onLoad">
            <text:p/>
          </draw:image>
        </draw:frame>
        <draw:connector draw:style-name="gr8" draw:layer="layout" draw:type="curve" draw:line-skew="-3.775cm" svg:x1="8.298cm" svg:y1="14.333cm" svg:x2="8.161cm" svg:y2="6.935cm" draw:start-shape="id2" draw:start-glue-point="3" draw:end-shape="id3" draw:end-glue-point="3" svg:d="m8298 14333c-6618 0-6549-7398-137-7398">
          <text:p/>
        </draw:connector>
        <draw:connector draw:style-name="gr8" draw:layer="layout" draw:type="line" svg:x1="10.304cm" svg:y1="15.542cm" svg:x2="10.318cm" svg:y2="17.136cm" draw:start-shape="id2" draw:start-glue-point="2" draw:end-shape="id4" draw:end-glue-point="0" svg:d="m10304 15542 14 1594">
          <text:p/>
        </draw:connector>
        <draw:connector draw:style-name="gr8" draw:layer="layout" draw:type="line" svg:x1="10.324cm" svg:y1="11.72cm" svg:x2="10.304cm" svg:y2="13.125cm" draw:start-shape="id5" draw:start-glue-point="2" draw:end-shape="id2" draw:end-glue-point="0" svg:d="m10324 11720-20 1405">
          <text:p/>
        </draw:connector>
        <draw:connector draw:style-name="gr8" draw:layer="layout" draw:type="line" svg:x1="10.27cm" svg:y1="4.676cm" svg:x2="10.313cm" svg:y2="5.861cm" draw:start-shape="id6" draw:start-glue-point="2" draw:end-shape="id3" draw:end-glue-point="0" svg:d="m10270 4676 43 1185">
          <text:p/>
        </draw:connector>
        <draw:connector draw:style-name="gr8" draw:layer="layout" draw:type="line" svg:x1="10.313cm" svg:y1="8.01cm" svg:x2="10.324cm" svg:y2="9.378cm" draw:start-shape="id3" draw:start-glue-point="2" draw:end-shape="id5" draw:end-glue-point="0" svg:d="m10313 8010 11 13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3-11-20T08:45:33</meta:creation-date>
    <dc:date>2009-04-17T13:05:17</dc:date>
    <dc:language>en-US</dc:language>
    <meta:editing-cycles>9</meta:editing-cycles>
    <meta:editing-duration>PT00H55M40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